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1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Text_20_body" style:list-style-name="L2">
      <style:paragraph-properties fo:margin-top="0in" fo:margin-bottom="0in"/>
    </style:style>
    <style:style style:name="P21" style:family="paragraph" style:parent-style-name="Text_20_body" style:list-style-name="L3">
      <style:paragraph-properties fo:margin-top="0in" fo:margin-bottom="0in"/>
    </style:style>
    <style:style style:name="P22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orea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5, 2021 (05:30:5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acticing-foreach-loop"/>Practicing <text:span text:style-name="KeywordTok">foreach</text:span> Loop<text:bookmark-end text:name="practicing-foreach-loop"/></text:h>
      <text:h text:style-name="Heading_20_2" text:outline-level="2"><text:bookmark-start text:name="problem-1"/>Problem 1<text:bookmark-end text:name="problem-1"/></text:h>
      <text:p text:style-name="First_20_paragraph">Create a new project, and replace the content of the <text:span text:style-name="NormalTok">Main</text:span> method with the following code:</text:p>
      <text:p text:style-name="P1">int[] primes = {2, 3, 5, 7, 11, 13, 17, 19};</text:p>
      <text:p text:style-name="P2">for(int i = 0; i&lt; primes.Length; i++)</text:p>
      <text:p text:style-name="P3">{</text:p>
      <text:p text:style-name="P4"><text:s text:c="4"/>Console.WriteLine(primes[i]);</text:p>
      <text:p text:style-name="P5">}</text:p>
      <text:p text:style-name="First_20_paragraph">Execute the code. You should see the elements of the array <text:span text:style-name="T1">primes</text:span> (the prime numbers less than 20) in the console.</text:p>
      <text:p text:style-name="Text_20_body">Next rewrite the code using a <text:span text:style-name="T2">foreach</text:span> statement, then answer the following questions:</text:p>
      <text:list text:style-name="L1">
        <text:list-item>
          <text:p text:style-name="P6">Identify two differences between the <text:span text:style-name="KeywordTok">for</text:span> and <text:span text:style-name="KeywordTok">foreach</text:span> versions.</text:p>
        </text:list-item>
        <text:list-item>
          <text:p text:style-name="P6">Which one is easier to understand?</text:p>
        </text:list-item>
        <text:list-item>
          <text:p text:style-name="P6">Which one needs fewer variables?</text:p>
        </text:list-item>
      </text:list>
      <text:h text:style-name="Heading_20_2" text:outline-level="2"><text:bookmark-start text:name="problem-2"/>Problem 2<text:bookmark-end text:name="problem-2"/></text:h>
      <text:p text:style-name="First_20_paragraph">Can you rewrite the following code with <text:span text:style-name="KeywordTok">foreach</text:span> statement? Why?</text:p>
      <text:p text:style-name="P7">double [] numbers = {1.2, 4.3, 5.7, 11, -3.13, 1.7};</text:p>
      <text:p text:style-name="P8"/>
      <text:p text:style-name="P9">for(int i = 0; i&lt; numbers.Length; i++)</text:p>
      <text:p text:style-name="P10">{</text:p>
      <text:p text:style-name="P11"><text:s text:c="4"/>numbers[i] = numbers[i] * 1.1;</text:p>
      <text:p text:style-name="P12"><text:s text:c="4"/>Console.WriteLine(numbers[i]);</text:p>
      <text:p text:style-name="P13">}</text:p>
      <text:h text:style-name="Heading_20_2" text:outline-level="2"><text:bookmark-start text:name="problem-3"/>Problem 3<text:bookmark-end text:name="problem-3"/></text:h>
      <text:p text:style-name="First_20_paragraph">Can you rewrite the following code with <text:span text:style-name="KeywordTok">foreach</text:span> statement? Why?</text:p>
      <text:p text:style-name="P14">double [] numbers = {1.2, 4.3, 5.7, 11, -3.13, 1.7};</text:p>
      <text:p text:style-name="P15"/>
      <text:p text:style-name="P16">for(int i = 0; i&lt; numbers.Length - 1; i++)</text:p>
      <text:p text:style-name="P17">{ <text:s text:c="2"/></text:p>
      <text:p text:style-name="P18"><text:s text:c="4"/>Console.WriteLine((numbers[i] + numbers[i+1] )/2);</text:p>
      <text:p text:style-name="P19">}</text:p>
      <text:h text:style-name="Heading_20_2" text:outline-level="2"><text:bookmark-start text:name="problem-4"/>Problem 4<text:bookmark-end text:name="problem-4"/></text:h>
      <text:list text:style-name="L2">
        <text:list-item>
          <text:p text:style-name="P20">Can you think of any loops that can be implemented with <text:span text:style-name="T1">foreach</text:span> but not with <text:span text:style-name="T1">for</text:span>?</text:p>
        </text:list-item>
        <text:list-item>
          <text:p text:style-name="P20">Can you think of any loops that can be implemented with <text:span text:style-name="T1">for</text:span> but not with <text:span text:style-name="T1">foreach</text:span>?</text:p>
        </text:list-item>
      </text:list>
      <text:h text:style-name="Heading_20_2" text:outline-level="2"><text:bookmark-start text:name="problem-5"/>Problem 5<text:bookmark-end text:name="problem-5"/></text:h>
      <text:p text:style-name="First_20_paragraph">Download <text:a xlink:type="simple" xlink:href="Library.zip" office:name=""><text:span text:style-name="Definition">Library project</text:span></text:a>, extract it, and open it with your IDE.</text:p>
      <text:p text:style-name="Text_20_body">Observe the program and its two classes:</text:p>
      <text:list text:style-name="L3">
        <text:list-item>
          <text:p text:style-name="P21"><text:span text:style-name="NormalTok">Book</text:span> class represents a single book.</text:p>
        </text:list-item>
        <text:list-item>
          <text:p text:style-name="P21"><text:span text:style-name="NormalTok">Program</text:span> creates an array of 10 books.</text:p>
        </text:list-item>
      </text:list>
      <text:p text:style-name="First_20_paragraph">Next modify the code in the <text:span text:style-name="NormalTok">Program</text:span><text:span text:style-name="OperatorTok">.</text:span><text:span text:style-name="FunctionTok">cs</text:span> to perform the following steps:</text:p>
      <text:list text:style-name="L4">
        <text:list-item>
          <text:p text:style-name="P22">Write a foreach loop that displays all books.</text:p>
        </text:list-item>
        <text:list-item>
          <text:p text:style-name="P22">Add statements where you ask the user to enter a year, then modify the foreach loop to display only books published on or after the year user entered.</text:p>
        </text:list-item>
        <text:list-item>
          <text:p text:style-name="P22">Write a <text:span text:style-name="KeywordTok">for</text:span> loop implementation that performs the same task of displaying books published on or after the year user entered.</text:p>
        </text:list-item>
      </text:list>
      <text:p text:style-name="First_20_paragraph">Which one do you prefer to implement the above search? Explain your answe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orea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5T21:31:02Z</meta:creation-date>
    <dc:date>2021-07-05T21:31:02Z</dc:date>
    <meta:user-defined meta:name="date" meta:value-type="string">July   5, 2021 (05:30:5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